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17c2" officeooo:paragraph-rsid="000e17c2"/>
    </style:style>
    <style:style style:name="P2" style:family="paragraph" style:parent-style-name="Standard">
      <style:text-properties fo:font-size="12pt" officeooo:rsid="000e17c2" officeooo:paragraph-rsid="000e17c2" style:font-size-asian="12pt" style:font-size-complex="12pt"/>
    </style:style>
    <style:style style:name="P3" style:family="paragraph" style:parent-style-name="Standard">
      <style:text-properties fo:font-size="12pt" officeooo:rsid="000e17c2" officeooo:paragraph-rsid="0019663e" style:font-size-asian="12pt" style:font-size-complex="12pt"/>
    </style:style>
    <style:style style:name="P4" style:family="paragraph" style:parent-style-name="Standard">
      <style:text-properties fo:font-size="12pt" officeooo:rsid="000e17c2" officeooo:paragraph-rsid="001a6014" style:font-size-asian="12pt" style:font-size-complex="12pt"/>
    </style:style>
    <style:style style:name="P5" style:family="paragraph" style:parent-style-name="Standard">
      <style:text-properties fo:font-size="12pt" officeooo:rsid="000e17c2" officeooo:paragraph-rsid="001a6014" style:font-size-asian="12pt" style:font-size-complex="12pt"/>
    </style:style>
    <style:style style:name="P6" style:family="paragraph" style:parent-style-name="Standard">
      <style:text-properties fo:font-size="12pt" officeooo:rsid="001c668b" officeooo:paragraph-rsid="001c668b" style:font-size-asian="12pt" style:font-size-complex="12pt"/>
    </style:style>
    <style:style style:name="T1" style:family="text">
      <style:text-properties officeooo:rsid="000ecc8a"/>
    </style:style>
    <style:style style:name="T2" style:family="text">
      <style:text-properties fo:color="#c9211e" loext:opacity="100%" officeooo:rsid="000ecc8a"/>
    </style:style>
    <style:style style:name="T3" style:family="text">
      <style:text-properties officeooo:rsid="001babc2"/>
    </style:style>
    <style:style style:name="T4" style:family="text">
      <style:text-properties officeooo:rsid="001c668b"/>
    </style:style>
    <style:style style:name="T5" style:family="text">
      <style:text-properties style:font-name="Liberation Sans" fo:font-size="28pt" fo:font-weight="bold" officeooo:rsid="001c668b" style:font-name-asian="Noto Sans CJK SC" style:font-size-asian="28pt" style:font-weight-asian="bold" style:font-name-complex="Lohit Devanagari" style:font-size-complex="2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se en production <text:span text:style-name="T5">All Inclusive</text:span>:</text:p>
      <text:p text:style-name="P1"/>
      <text:h text:style-name="Heading_20_1" text:outline-level="1">Modifications en BD  <text:span text:style-name="T1">(</text:span><text:span text:style-name="T2">BACKUP BD IMPÉRATIF!!</text:span><text:span text:style-name="T1">)</text:span></text:h>
      <text:p text:style-name="P2"/>
      <text:p text:style-name="P3">Lancer le script web/scripts/mep_b2b.js</text:p>
      <text:p text:style-name="P3"/>
      <text:p text:style-name="P4">Supprimer <text:span text:style-name="T3">dansla BD </text:span>Service.travel_tax (transformé en virtual travel_tax)</text:p>
      <text:p text:style-name="P6">Importer Base All Inclusive .xlsx avec pytohn alfred.db_import.all_inclusve_import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5:20:02.544589294</meta:creation-date>
    <dc:date>2021-10-22T14:34:32.175547649</dc:date>
    <meta:editing-duration>PT4H12M49S</meta:editing-duration>
    <meta:editing-cycles>17</meta:editing-cycles>
    <meta:generator>LibreOffice/7.0.6.2$Linux_X86_64 LibreOffice_project/00$Build-2</meta:generator>
    <meta:document-statistic meta:table-count="0" meta:image-count="0" meta:object-count="0" meta:page-count="1" meta:paragraph-count="5" meta:word-count="31" meta:character-count="271" meta:non-whitespace-character-count="244"/>
  </office:meta>
</office:document-meta>
</file>